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JJACK</text:p>
          </table:table-cell>
          <table:table-cell table:style-name="ce1" office:value-type="string" calcext:value-type="string">
            <text:p>User Stories</text:p>
          </table:table-cell>
          <table:table-cell table:style-name="ce1" office:value-type="string" calcext:value-type="string">
            <text:p>Test 1 </text:p>
          </table:table-cell>
          <table:table-cell table:style-name="ce1" office:value-type="string" calcext:value-type="string">
            <text:p>Test 2</text:p>
          </table:table-cell>
          <table:table-cell office:value-type="string" calcext:value-type="string">
            <text:p>Done?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 and post and event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in and change user nam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ve user name and passwor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port User 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w who is logged i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user names to start new cha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arch online user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nd offline message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ay out offline member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 chatrooms from main lobby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nd messages with time stamp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m blocker/ block butto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nge text color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ange font siz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font styl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 setting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ther users see font changes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fault font button changes font back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fanity filter optio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ltiple chat rooms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ivate chat/messaging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serting image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able/Enable URL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pload documents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alidate email/forms on login pag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ffer suggested username if taken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jax required fields on register pag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s verify password match on register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0:23:45.5748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0:12:52.880929000</meta:creation-date>
    <dc:date>2015-03-23T10:08:11.171036000</dc:date>
    <meta:editing-duration>PT26M23S</meta:editing-duration>
    <meta:editing-cycles>3</meta:editing-cycles>
    <meta:generator>LibreOffice/4.4.1.2$MacOSX_X86_64 LibreOffice_project/45e2de17089c24a1fa810c8f975a7171ba4cd432</meta:generator>
    <meta:document-statistic meta:table-count="1" meta:cell-count="62" meta:object-count="0"/>
  </office:meta>
</office:document-meta>
</file>